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50.64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ackground-color="#dddddd"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dddddd" fo:border="0.06pt solid #000000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none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2" table:default-cell-style-name="ce10"/>
        <table:table-column table:style-name="co3" table:default-cell-style-name="ce9"/>
        <table:table-column table:style-name="co4" table:default-cell-style-name="ce3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>
            <text:p>Techno</text:p>
          </table:table-cell>
          <table:table-cell table:style-name="ce6" office:value-type="string" calcext:value-type="string" table:number-columns-spanned="3" table:number-rows-spanned="1">
            <text:p>TIMER</text:p>
            <text:p>data: 1 000 000 struct C</text:p>
          </table:table-cell>
          <table:covered-table-cell table:number-columns-repeated="2" table:style-name="ce15"/>
          <table:table-cell table:style-name="ce15"/>
          <table:table-cell table:style-name="ce6" office:value-type="string" calcext:value-type="string" table:number-columns-spanned="3" table:number-rows-spanned="1">
            <text:p>CPU PERCENTAGE (USER)</text:p>
            <text:p>data: 100 000 / frequency : 20µs </text:p>
          </table:table-cell>
          <table:covered-table-cell table:number-columns-repeated="2" table:style-name="ce15"/>
          <table:table-cell table:style-name="ce15"/>
          <table:table-cell table:style-name="ce6" office:value-type="string" calcext:value-type="string" table:number-columns-spanned="3" table:number-rows-spanned="1">
            <text:p>CPU PERCENTAGE (USER)</text:p>
            <text:p>data: 100 000 / frequency : 10µs </text:p>
          </table:table-cell>
          <table:covered-table-cell table:number-columns-repeated="2" table:style-name="ce15"/>
        </table:table-row>
        <table:table-row table:style-name="ro1">
          <table:table-cell table:style-name="ce2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Without Ref:</text:p>
          </table:table-cell>
          <table:table-cell table:style-name="ce18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Without Ref:</text:p>
          </table:table-cell>
          <table:table-cell table:style-name="ce18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percentage of data lost</text:p>
          </table:table-cell>
        </table:table-row>
        <table:table-row table:style-name="ro1">
          <table:table-cell table:style-name="ce3"/>
          <table:table-cell table:number-columns-repeated="3" table:style-name="ce8" office:value-type="string" calcext:value-type="string">
            <text:p>(ms)</text:p>
          </table:table-cell>
          <table:table-cell table:style-name="ce9"/>
          <table:table-cell table:number-columns-repeated="3" table:style-name="ce8" office:value-type="string" calcext:value-type="string">
            <text:p>(%)</text:p>
          </table:table-cell>
          <table:table-cell table:style-name="ce9"/>
          <table:table-cell table:number-columns-repeated="3" table:style-name="ce8" office:value-type="string" calcext:value-type="string">
            <text:p>(%)</text:p>
          </table:table-cell>
        </table:table-row>
        <table:table-row table:style-name="ro1">
          <table:table-cell table:style-name="ce4"/>
          <table:table-cell table:style-name="ce9"/>
          <table:table-cell/>
          <table:table-cell table:style-name="ce11"/>
          <table:table-cell table:style-name="ce9"/>
          <table:table-cell table:style-name="ce3"/>
          <table:table-cell table:style-name="ce9"/>
          <table:table-cell table:style-name="ce11"/>
          <table:table-cell table:style-name="ce9"/>
          <table:table-cell table:style-name="ce3"/>
          <table:table-cell table:style-name="ce9"/>
          <table:table-cell table:style-name="ce11"/>
        </table:table-row>
        <table:table-row table:style-name="ro1">
          <table:table-cell office:value-type="string" calcext:value-type="string">
            <text:p>JSON-C : MAP</text:p>
          </table:table-cell>
          <table:table-cell office:value-type="float" office:value="6277.830196" calcext:value-type="float">
            <text:p>6277,830196</text:p>
          </table:table-cell>
          <table:table-cell table:style-name="ce10" office:value-type="float" office:value="1200.892394" calcext:value-type="float">
            <text:p>1200,892394</text:p>
          </table:table-cell>
          <table:table-cell table:formula="of:=[.B7]-[.C7]" office:value-type="float" office:value="5076.937802" calcext:value-type="float">
            <text:p>5076,937802</text:p>
          </table:table-cell>
          <table:table-cell table:style-name="ce9"/>
          <table:table-cell table:style-name="ce10" office:value-type="float" office:value="15.9721" calcext:value-type="float">
            <text:p>15,9721</text:p>
          </table:table-cell>
          <table:table-cell table:style-name="ce10" office:value-type="float" office:value="8.54256" calcext:value-type="float">
            <text:p>8,54256</text:p>
          </table:table-cell>
          <table:table-cell table:style-name="ce20" table:formula="of:=[.F7]-[.G7]" office:value-type="float" office:value="7.42954" calcext:value-type="float">
            <text:p>7,42954</text:p>
          </table:table-cell>
          <table:table-cell table:style-name="ce9"/>
          <table:table-cell table:style-name="ce10" office:value-type="float" office:value="16.2015" calcext:value-type="float">
            <text:p>16,2015</text:p>
          </table:table-cell>
          <table:table-cell table:style-name="ce10" office:value-type="float" office:value="8.1891" calcext:value-type="float">
            <text:p>8,1891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/>
          <table:table-cell/>
          <table:table-cell table:style-name="ce31"/>
          <table:table-cell table:style-name="ce9"/>
          <table:table-cell table:style-name="ce3"/>
          <table:table-cell table:style-name="ce9"/>
          <table:table-cell table:style-name="ce21"/>
          <table:table-cell table:style-name="ce9"/>
          <table:table-cell table:style-name="ce3"/>
          <table:table-cell table:style-name="ce9"/>
          <table:table-cell table:style-name="ce23"/>
        </table:table-row>
        <table:table-row table:style-name="ro1">
          <table:table-cell office:value-type="string" calcext:value-type="string">
            <text:p>JSON-C : ARRAY</text:p>
          </table:table-cell>
          <table:table-cell office:value-type="float" office:value="2998.7211" calcext:value-type="float">
            <text:p>2998,7211</text:p>
          </table:table-cell>
          <table:table-cell table:style-name="ce10" office:value-type="float" office:value="1191.661614" calcext:value-type="float">
            <text:p>1191,661614</text:p>
          </table:table-cell>
          <table:table-cell table:formula="of:=[.B9]-[.C9]" office:value-type="float" office:value="1807.059486" calcext:value-type="float">
            <text:p>1807,059486</text:p>
          </table:table-cell>
          <table:table-cell table:style-name="ce9"/>
          <table:table-cell table:style-name="ce10" office:value-type="float" office:value="13.6176" calcext:value-type="float">
            <text:p>13,6176</text:p>
          </table:table-cell>
          <table:table-cell table:style-name="ce10" office:value-type="float" office:value="9.7356" calcext:value-type="float">
            <text:p>9,7356</text:p>
          </table:table-cell>
          <table:table-cell table:style-name="ce20" table:formula="of:=[.F9]-[.G9]" office:value-type="float" office:value="3.882" calcext:value-type="float">
            <text:p>3,882</text:p>
          </table:table-cell>
          <table:table-cell table:style-name="ce9"/>
          <table:table-cell table:style-name="ce10" office:value-type="float" office:value="13.037" calcext:value-type="float">
            <text:p>13,037</text:p>
          </table:table-cell>
          <table:table-cell table:style-name="ce10" office:value-type="float" office:value="11.3055" calcext:value-type="float">
            <text:p>11,3055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/>
          <table:table-cell/>
          <table:table-cell table:style-name="ce31"/>
          <table:table-cell table:style-name="ce9"/>
          <table:table-cell table:style-name="ce3"/>
          <table:table-cell table:style-name="ce9"/>
          <table:table-cell table:style-name="ce21"/>
          <table:table-cell table:style-name="ce9"/>
          <table:table-cell table:style-name="ce3"/>
          <table:table-cell table:style-name="ce9"/>
          <table:table-cell table:style-name="ce23"/>
        </table:table-row>
        <table:table-row table:style-name="ro1">
          <table:table-cell office:value-type="string" calcext:value-type="string">
            <text:p>FASTJSON : MAP</text:p>
          </table:table-cell>
          <table:table-cell office:value-type="float" office:value="5352.582007" calcext:value-type="float">
            <text:p>5352,582007</text:p>
          </table:table-cell>
          <table:table-cell table:style-name="ce10" office:value-type="float" office:value="1139.514328" calcext:value-type="float">
            <text:p>1139,514328</text:p>
          </table:table-cell>
          <table:table-cell table:formula="of:=[.B11]-[.C11]" office:value-type="float" office:value="4213.067679" calcext:value-type="float">
            <text:p>4213,067679</text:p>
          </table:table-cell>
          <table:table-cell table:style-name="ce9"/>
          <table:table-cell table:style-name="ce10" office:value-type="float" office:value="17.2202" calcext:value-type="float">
            <text:p>17,2202</text:p>
          </table:table-cell>
          <table:table-cell table:style-name="ce10" office:value-type="float" office:value="7.7794" calcext:value-type="float">
            <text:p>7,7794</text:p>
          </table:table-cell>
          <table:table-cell table:style-name="ce20" table:formula="of:=[.F11]-[.G11]" office:value-type="float" office:value="9.4408" calcext:value-type="float">
            <text:p>9,4408</text:p>
          </table:table-cell>
          <table:table-cell table:style-name="ce9"/>
          <table:table-cell table:style-name="ce10" office:value-type="float" office:value="18.2595" calcext:value-type="float">
            <text:p>18,2595</text:p>
          </table:table-cell>
          <table:table-cell table:style-name="ce10" office:value-type="float" office:value="9.5965" calcext:value-type="float">
            <text:p>9,596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/>
          <table:table-cell/>
          <table:table-cell table:style-name="ce31"/>
          <table:table-cell table:style-name="ce9"/>
          <table:table-cell table:style-name="ce3"/>
          <table:table-cell table:style-name="ce9"/>
          <table:table-cell table:style-name="ce21"/>
          <table:table-cell table:style-name="ce9"/>
          <table:table-cell table:style-name="ce3"/>
          <table:table-cell table:style-name="ce9"/>
          <table:table-cell table:style-name="ce23"/>
        </table:table-row>
        <table:table-row table:style-name="ro1">
          <table:table-cell office:value-type="string" calcext:value-type="string">
            <text:p>FASTJSON : ARRAY</text:p>
          </table:table-cell>
          <table:table-cell office:value-type="float" office:value="3949.364817" calcext:value-type="float">
            <text:p>3949,364817</text:p>
          </table:table-cell>
          <table:table-cell table:style-name="ce10" office:value-type="float" office:value="1200.40885" calcext:value-type="float">
            <text:p>1200,40885</text:p>
          </table:table-cell>
          <table:table-cell table:formula="of:=[.B13]-[.C13]" office:value-type="float" office:value="2748.955967" calcext:value-type="float">
            <text:p>2748,955967</text:p>
          </table:table-cell>
          <table:table-cell table:style-name="ce9"/>
          <table:table-cell table:style-name="ce10" office:value-type="float" office:value="15.2671" calcext:value-type="float">
            <text:p>15,2671</text:p>
          </table:table-cell>
          <table:table-cell table:style-name="ce10" office:value-type="float" office:value="8.2157" calcext:value-type="float">
            <text:p>8,2157</text:p>
          </table:table-cell>
          <table:table-cell table:style-name="ce20" table:formula="of:=[.F13]-[.G13]" office:value-type="float" office:value="7.0514" calcext:value-type="float">
            <text:p>7,0514</text:p>
          </table:table-cell>
          <table:table-cell table:style-name="ce9"/>
          <table:table-cell table:style-name="ce10" office:value-type="float" office:value="14.522" calcext:value-type="float">
            <text:p>14,522</text:p>
          </table:table-cell>
          <table:table-cell table:style-name="ce10" office:value-type="float" office:value="8.2352" calcext:value-type="float">
            <text:p>8,2352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/>
          <table:table-cell/>
          <table:table-cell table:style-name="ce31"/>
          <table:table-cell table:style-name="ce9"/>
          <table:table-cell table:style-name="ce3"/>
          <table:table-cell table:style-name="ce9"/>
          <table:table-cell table:style-name="ce21"/>
          <table:table-cell table:style-name="ce9"/>
          <table:table-cell table:style-name="ce3"/>
          <table:table-cell table:style-name="ce9"/>
          <table:table-cell table:style-name="ce23"/>
        </table:table-row>
        <table:table-row table:style-name="ro1">
          <table:table-cell office:value-type="string" calcext:value-type="string">
            <text:p>STRINGJSON : MAP</text:p>
          </table:table-cell>
          <table:table-cell office:value-type="float" office:value="9230.529687" calcext:value-type="float">
            <text:p>9230,529687</text:p>
          </table:table-cell>
          <table:table-cell table:style-name="ce10" office:value-type="float" office:value="1210.041258" calcext:value-type="float">
            <text:p>1210,041258</text:p>
          </table:table-cell>
          <table:table-cell table:formula="of:=[.B15]-[.C15]" office:value-type="float" office:value="8020.488429" calcext:value-type="float">
            <text:p>8020,488429</text:p>
          </table:table-cell>
          <table:table-cell table:style-name="ce9"/>
          <table:table-cell table:style-name="ce10" office:value-type="float" office:value="18.1587" calcext:value-type="float">
            <text:p>18,1587</text:p>
          </table:table-cell>
          <table:table-cell table:style-name="ce10" office:value-type="float" office:value="9.9473" calcext:value-type="float">
            <text:p>9,9473</text:p>
          </table:table-cell>
          <table:table-cell table:style-name="ce20" table:formula="of:=[.F15]-[.G15]" office:value-type="float" office:value="8.2114" calcext:value-type="float">
            <text:p>8,2114</text:p>
          </table:table-cell>
          <table:table-cell table:style-name="ce9"/>
          <table:table-cell table:style-name="ce10" office:value-type="float" office:value="17.8897" calcext:value-type="float">
            <text:p>17,8897</text:p>
          </table:table-cell>
          <table:table-cell table:style-name="ce10" office:value-type="float" office:value="8.8097" calcext:value-type="float">
            <text:p>8,8097</text:p>
          </table:table-cell>
          <table:table-cell table:style-name="ce22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/>
          <table:table-cell/>
          <table:table-cell table:style-name="ce31"/>
          <table:table-cell table:style-name="ce9"/>
          <table:table-cell table:style-name="ce3"/>
          <table:table-cell table:style-name="ce9"/>
          <table:table-cell table:style-name="ce21"/>
          <table:table-cell table:style-name="ce9"/>
          <table:table-cell table:style-name="ce3"/>
          <table:table-cell table:style-name="ce9"/>
          <table:table-cell table:style-name="ce23"/>
        </table:table-row>
        <table:table-row table:style-name="ro1">
          <table:table-cell office:value-type="string" calcext:value-type="string">
            <text:p>STRINGJSON : ARRAY</text:p>
          </table:table-cell>
          <table:table-cell office:value-type="float" office:value="4840.940771" calcext:value-type="float">
            <text:p>4840,940771</text:p>
          </table:table-cell>
          <table:table-cell table:style-name="ce10" office:value-type="float" office:value="1208.35273" calcext:value-type="float">
            <text:p>1208,35273</text:p>
          </table:table-cell>
          <table:table-cell table:formula="of:=[.B17]-[.C17]" office:value-type="float" office:value="3632.588041" calcext:value-type="float">
            <text:p>3632,588041</text:p>
          </table:table-cell>
          <table:table-cell table:style-name="ce9"/>
          <table:table-cell table:style-name="ce10" office:value-type="float" office:value="14.3041" calcext:value-type="float">
            <text:p>14,3041</text:p>
          </table:table-cell>
          <table:table-cell table:style-name="ce10" office:value-type="float" office:value="7.8589" calcext:value-type="float">
            <text:p>7,8589</text:p>
          </table:table-cell>
          <table:table-cell table:style-name="ce20" table:formula="of:=[.F17]-[.G17]" office:value-type="float" office:value="6.4452" calcext:value-type="float">
            <text:p>6,4452</text:p>
          </table:table-cell>
          <table:table-cell table:style-name="ce9"/>
          <table:table-cell table:style-name="ce10" office:value-type="float" office:value="15.5686" calcext:value-type="float">
            <text:p>15,5686</text:p>
          </table:table-cell>
          <table:table-cell table:style-name="ce10" office:value-type="float" office:value="8.1932" calcext:value-type="float">
            <text:p>8,1932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/>
          <table:table-cell/>
          <table:table-cell table:style-name="ce31"/>
          <table:table-cell table:style-name="ce9"/>
          <table:table-cell table:style-name="ce3"/>
          <table:table-cell table:style-name="ce9"/>
          <table:table-cell table:style-name="ce21"/>
          <table:table-cell table:style-name="ce9"/>
          <table:table-cell table:style-name="ce3"/>
          <table:table-cell table:style-name="ce9"/>
          <table:table-cell table:style-name="ce23"/>
        </table:table-row>
        <table:table-row table:style-name="ro1">
          <table:table-cell office:value-type="string" calcext:value-type="string">
            <text:p>CBOR : MAP</text:p>
          </table:table-cell>
          <table:table-cell office:value-type="float" office:value="4157.415162" calcext:value-type="float">
            <text:p>4157,415162</text:p>
          </table:table-cell>
          <table:table-cell table:style-name="ce10" office:value-type="float" office:value="1148.408449" calcext:value-type="float">
            <text:p>1148,408449</text:p>
          </table:table-cell>
          <table:table-cell table:formula="of:=[.B19]-[.C19]" office:value-type="float" office:value="3009.006713" calcext:value-type="float">
            <text:p>3009,006713</text:p>
          </table:table-cell>
          <table:table-cell table:style-name="ce9"/>
          <table:table-cell table:style-name="ce10" office:value-type="float" office:value="13.9631" calcext:value-type="float">
            <text:p>13,9631</text:p>
          </table:table-cell>
          <table:table-cell table:style-name="ce10" office:value-type="float" office:value="9.8442" calcext:value-type="float">
            <text:p>9,8442</text:p>
          </table:table-cell>
          <table:table-cell table:style-name="ce20" table:formula="of:=[.F19]-[.G19]" office:value-type="float" office:value="4.1189" calcext:value-type="float">
            <text:p>4,1189</text:p>
          </table:table-cell>
          <table:table-cell table:style-name="ce9"/>
          <table:table-cell table:style-name="ce10" office:value-type="float" office:value="15.1908" calcext:value-type="float">
            <text:p>15,1908</text:p>
          </table:table-cell>
          <table:table-cell table:style-name="ce10" office:value-type="float" office:value="9.7744" calcext:value-type="float">
            <text:p>9,7744</text:p>
          </table:table-cell>
          <table:table-cell table:style-name="ce2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/>
          <table:table-cell/>
          <table:table-cell table:style-name="ce31"/>
          <table:table-cell table:style-name="ce9"/>
          <table:table-cell table:style-name="ce3"/>
          <table:table-cell table:style-name="ce9"/>
          <table:table-cell table:style-name="ce21"/>
          <table:table-cell table:style-name="ce9"/>
          <table:table-cell table:style-name="ce3"/>
          <table:table-cell table:style-name="ce9"/>
          <table:table-cell table:style-name="ce23"/>
        </table:table-row>
        <table:table-row table:style-name="ro1">
          <table:table-cell office:value-type="string" calcext:value-type="string">
            <text:p>CBOR : ARRAY</text:p>
          </table:table-cell>
          <table:table-cell office:value-type="float" office:value="2961.493036" calcext:value-type="float">
            <text:p>2961,493036</text:p>
          </table:table-cell>
          <table:table-cell table:style-name="ce10" office:value-type="float" office:value="1138.149888" calcext:value-type="float">
            <text:p>1138,149888</text:p>
          </table:table-cell>
          <table:table-cell table:formula="of:=[.B21]-[.C21]" office:value-type="float" office:value="1823.343148" calcext:value-type="float">
            <text:p>1823,343148</text:p>
          </table:table-cell>
          <table:table-cell table:style-name="ce9"/>
          <table:table-cell table:style-name="ce10" office:value-type="float" office:value="12.4146" calcext:value-type="float">
            <text:p>12,4146</text:p>
          </table:table-cell>
          <table:table-cell table:style-name="ce10" office:value-type="float" office:value="9.7576" calcext:value-type="float">
            <text:p>9,7576</text:p>
          </table:table-cell>
          <table:table-cell table:style-name="ce20" table:formula="of:=[.F21]-[.G21]" office:value-type="float" office:value="2.657" calcext:value-type="float">
            <text:p>2,657</text:p>
          </table:table-cell>
          <table:table-cell table:style-name="ce9"/>
          <table:table-cell table:style-name="ce10" office:value-type="float" office:value="11.5144" calcext:value-type="float">
            <text:p>11,5144</text:p>
          </table:table-cell>
          <table:table-cell table:style-name="ce10" office:value-type="float" office:value="8.6803" calcext:value-type="float">
            <text:p>8,6803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table:style-name="ce31"/>
          <table:table-cell table:style-name="ce9"/>
          <table:table-cell table:style-name="ce3"/>
          <table:table-cell table:style-name="ce9"/>
          <table:table-cell table:style-name="ce21"/>
          <table:table-cell table:style-name="ce9"/>
          <table:table-cell table:style-name="ce3"/>
          <table:table-cell table:style-name="ce9"/>
          <table:table-cell table:style-name="ce2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2592.73813" calcext:value-type="float">
            <text:p>2592,73813</text:p>
          </table:table-cell>
          <table:table-cell table:style-name="ce10" office:value-type="float" office:value="1140.633496" calcext:value-type="float">
            <text:p>1140,633496</text:p>
          </table:table-cell>
          <table:table-cell table:formula="of:=[.B23]-[.C23]" office:value-type="float" office:value="1452.104634" calcext:value-type="float">
            <text:p>1452,104634</text:p>
          </table:table-cell>
          <table:table-cell table:style-name="ce9"/>
          <table:table-cell table:style-name="ce10" office:value-type="float" office:value="12.2676" calcext:value-type="float">
            <text:p>12,2676</text:p>
          </table:table-cell>
          <table:table-cell table:style-name="ce10" office:value-type="float" office:value="9.1648" calcext:value-type="float">
            <text:p>9,1648</text:p>
          </table:table-cell>
          <table:table-cell table:style-name="ce20" table:formula="of:=[.F23]-[.G23]" office:value-type="float" office:value="3.1028" calcext:value-type="float">
            <text:p>3,1028</text:p>
          </table:table-cell>
          <table:table-cell table:style-name="ce9"/>
          <table:table-cell table:style-name="ce10" office:value-type="float" office:value="11.4677" calcext:value-type="float">
            <text:p>11,4677</text:p>
          </table:table-cell>
          <table:table-cell table:style-name="ce10" office:value-type="float" office:value="8.202" calcext:value-type="float">
            <text:p>8,20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/>
          <table:table-cell table:style-name="ce31"/>
          <table:table-cell table:style-name="ce9"/>
          <table:table-cell table:style-name="ce3"/>
          <table:table-cell table:style-name="ce9"/>
          <table:table-cell table:style-name="ce21"/>
          <table:table-cell table:style-name="ce9"/>
          <table:table-cell table:style-name="ce3"/>
          <table:table-cell table:style-name="ce9"/>
          <table:table-cell table:style-name="ce23"/>
        </table:table-row>
        <table:table-row table:style-name="ro1">
          <table:table-cell office:value-type="string" calcext:value-type="string">
            <text:p>XDR</text:p>
          </table:table-cell>
          <table:table-cell office:value-type="float" office:value="1514.04666" calcext:value-type="float">
            <text:p>1514,04666</text:p>
          </table:table-cell>
          <table:table-cell table:style-name="ce10" office:value-type="float" office:value="1137.758169" calcext:value-type="float">
            <text:p>1137,758169</text:p>
          </table:table-cell>
          <table:table-cell table:formula="of:=[.B25]-[.C25]" office:value-type="float" office:value="376.288491" calcext:value-type="float">
            <text:p>376,288491</text:p>
          </table:table-cell>
          <table:table-cell table:style-name="ce19"/>
          <table:table-cell table:style-name="ce10" office:value-type="float" office:value="9.8269" calcext:value-type="float">
            <text:p>9,8269</text:p>
          </table:table-cell>
          <table:table-cell table:style-name="ce10" office:value-type="float" office:value="9.8547" calcext:value-type="float">
            <text:p>9,8547</text:p>
          </table:table-cell>
          <table:table-cell table:style-name="ce20" table:formula="of:=[.F25]-[.G25]" office:value-type="float" office:value="-0.0277999999999992" calcext:value-type="float">
            <text:p>-0,027799999999999</text:p>
          </table:table-cell>
          <table:table-cell table:style-name="ce19"/>
          <table:table-cell table:style-name="ce10" office:value-type="float" office:value="11.1945" calcext:value-type="float">
            <text:p>11,1945</text:p>
          </table:table-cell>
          <table:table-cell table:style-name="ce10" office:value-type="float" office:value="8.4452" calcext:value-type="float">
            <text:p>8,445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>
            <text:p>Techno</text:p>
          </table:table-cell>
          <table:table-cell table:style-name="ce6" office:value-type="string" calcext:value-type="string" table:number-columns-spanned="3" table:number-rows-spanned="1">
            <text:p>CPU PERCENTAGE (USER)</text:p>
            <text:p>data: 100 000 / frequency : 20µs </text:p>
          </table:table-cell>
          <table:covered-table-cell table:number-columns-repeated="2" table:style-name="ce15"/>
          <table:table-cell table:number-columns-repeated="8"/>
        </table:table-row>
        <table:table-row table:style-name="ro1">
          <table:table-cell table:style-name="ce2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Without Ref:</text:p>
          </table:table-cell>
          <table:table-cell table:number-columns-repeated="8"/>
        </table:table-row>
        <table:table-row table:style-name="ro1">
          <table:table-cell table:style-name="ce3"/>
          <table:table-cell table:number-columns-repeated="3" table:style-name="ce8" office:value-type="string" calcext:value-type="string">
            <text:p>(%)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3"/>
          <table:table-cell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JSON-C : MAP</text:p>
          </table:table-cell>
          <table:table-cell office:value-type="float" office:value="15.9721" calcext:value-type="float">
            <text:p>15,9721</text:p>
          </table:table-cell>
          <table:table-cell table:style-name="ce10" office:value-type="float" office:value="8.54256" calcext:value-type="float">
            <text:p>8,54256</text:p>
          </table:table-cell>
          <table:table-cell table:style-name="ce32" table:formula="of:=[.B32]-[.C32]" office:value-type="float" office:value="7.42954" calcext:value-type="float">
            <text:p>7,42954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JSON-C : ARRAY</text:p>
          </table:table-cell>
          <table:table-cell office:value-type="float" office:value="13.6176" calcext:value-type="float">
            <text:p>13,6176</text:p>
          </table:table-cell>
          <table:table-cell table:style-name="ce10" office:value-type="float" office:value="9.7356" calcext:value-type="float">
            <text:p>9,7356</text:p>
          </table:table-cell>
          <table:table-cell table:style-name="ce32" table:formula="of:=[.B34]-[.C34]" office:value-type="float" office:value="3.882" calcext:value-type="float">
            <text:p>3,882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FASTJSON : MAP</text:p>
          </table:table-cell>
          <table:table-cell office:value-type="float" office:value="17.2202" calcext:value-type="float">
            <text:p>17,2202</text:p>
          </table:table-cell>
          <table:table-cell table:style-name="ce10" office:value-type="float" office:value="7.7794" calcext:value-type="float">
            <text:p>7,7794</text:p>
          </table:table-cell>
          <table:table-cell table:style-name="ce32" table:formula="of:=[.B36]-[.C36]" office:value-type="float" office:value="9.4408" calcext:value-type="float">
            <text:p>9,4408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FASTJSON : ARRAY</text:p>
          </table:table-cell>
          <table:table-cell office:value-type="float" office:value="15.2671" calcext:value-type="float">
            <text:p>15,2671</text:p>
          </table:table-cell>
          <table:table-cell table:style-name="ce10" office:value-type="float" office:value="8.2157" calcext:value-type="float">
            <text:p>8,2157</text:p>
          </table:table-cell>
          <table:table-cell table:style-name="ce32" table:formula="of:=[.B38]-[.C38]" office:value-type="float" office:value="7.0514" calcext:value-type="float">
            <text:p>7,0514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STRINGJSON : MAP</text:p>
          </table:table-cell>
          <table:table-cell office:value-type="float" office:value="18.1587" calcext:value-type="float">
            <text:p>18,1587</text:p>
          </table:table-cell>
          <table:table-cell table:style-name="ce10" office:value-type="float" office:value="9.9473" calcext:value-type="float">
            <text:p>9,9473</text:p>
          </table:table-cell>
          <table:table-cell table:style-name="ce32" table:formula="of:=[.B40]-[.C40]" office:value-type="float" office:value="8.2114" calcext:value-type="float">
            <text:p>8,2114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STRINGJSON : ARRAY</text:p>
          </table:table-cell>
          <table:table-cell office:value-type="float" office:value="14.3041" calcext:value-type="float">
            <text:p>14,3041</text:p>
          </table:table-cell>
          <table:table-cell table:style-name="ce10" office:value-type="float" office:value="7.8589" calcext:value-type="float">
            <text:p>7,8589</text:p>
          </table:table-cell>
          <table:table-cell table:style-name="ce32" table:formula="of:=[.B42]-[.C42]" office:value-type="float" office:value="6.4452" calcext:value-type="float">
            <text:p>6,4452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CBOR : MAP</text:p>
          </table:table-cell>
          <table:table-cell office:value-type="float" office:value="13.9631" calcext:value-type="float">
            <text:p>13,9631</text:p>
          </table:table-cell>
          <table:table-cell table:style-name="ce10" office:value-type="float" office:value="9.8442" calcext:value-type="float">
            <text:p>9,8442</text:p>
          </table:table-cell>
          <table:table-cell table:style-name="ce32" table:formula="of:=[.B44]-[.C44]" office:value-type="float" office:value="4.1189" calcext:value-type="float">
            <text:p>4,1189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CBOR : ARRAY</text:p>
          </table:table-cell>
          <table:table-cell office:value-type="float" office:value="12.4146" calcext:value-type="float">
            <text:p>12,4146</text:p>
          </table:table-cell>
          <table:table-cell table:style-name="ce10" office:value-type="float" office:value="9.7576" calcext:value-type="float">
            <text:p>9,7576</text:p>
          </table:table-cell>
          <table:table-cell table:style-name="ce32" table:formula="of:=[.B46]-[.C46]" office:value-type="float" office:value="2.657" calcext:value-type="float">
            <text:p>2,657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12.2676" calcext:value-type="float">
            <text:p>12,2676</text:p>
          </table:table-cell>
          <table:table-cell table:style-name="ce10" office:value-type="float" office:value="9.1648" calcext:value-type="float">
            <text:p>9,1648</text:p>
          </table:table-cell>
          <table:table-cell table:style-name="ce32" table:formula="of:=[.B48]-[.C48]" office:value-type="float" office:value="3.1028" calcext:value-type="float">
            <text:p>3,1028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XDR</text:p>
          </table:table-cell>
          <table:table-cell office:value-type="float" office:value="9.8269" calcext:value-type="float">
            <text:p>9,8269</text:p>
          </table:table-cell>
          <table:table-cell table:style-name="ce10" office:value-type="float" office:value="9.8547" calcext:value-type="float">
            <text:p>9,8547</text:p>
          </table:table-cell>
          <table:table-cell table:style-name="ce32" table:formula="of:=[.B50]-[.C50]" office:value-type="float" office:value="-0.0277999999999992" calcext:value-type="float">
            <text:p>-0,027799999999999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>
            <text:p>Techno</text:p>
          </table:table-cell>
          <table:table-cell table:style-name="ce6" office:value-type="string" calcext:value-type="string" table:number-columns-spanned="3" table:number-rows-spanned="1">
            <text:p>CPU PERCENTAGE (USER)</text:p>
            <text:p>data: 100 000 / frequency : 10µs </text:p>
          </table:table-cell>
          <table:covered-table-cell table:number-columns-repeated="2" table:style-name="ce15"/>
          <table:table-cell table:number-columns-repeated="8"/>
        </table:table-row>
        <table:table-row table:style-name="ro1">
          <table:table-cell table:style-name="ce2"/>
          <table:table-cell table:style-name="ce7" office:value-type="string" calcext:value-type="string">
            <text:p>for the techno </text:p>
          </table:table-cell>
          <table:table-cell table:style-name="ce7" office:value-type="string" calcext:value-type="string">
            <text:p>for the C reference</text:p>
          </table:table-cell>
          <table:table-cell table:style-name="ce7" office:value-type="string" calcext:value-type="string">
            <text:p>percentage of data lost</text:p>
          </table:table-cell>
          <table:table-cell table:number-columns-repeated="8"/>
        </table:table-row>
        <table:table-row table:style-name="ro1">
          <table:table-cell table:style-name="ce3"/>
          <table:table-cell table:number-columns-repeated="3" table:style-name="ce8" office:value-type="string" calcext:value-type="string">
            <text:p>(%)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3"/>
          <table:table-cell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JSON-C : MAP</text:p>
          </table:table-cell>
          <table:table-cell office:value-type="float" office:value="16.2015" calcext:value-type="float">
            <text:p>16,2015</text:p>
          </table:table-cell>
          <table:table-cell table:style-name="ce10" office:value-type="float" office:value="8.1891" calcext:value-type="float">
            <text:p>8,189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1">
          <table:table-cell office:value-type="string" calcext:value-type="string">
            <text:p>JSON-C : ARRAY</text:p>
          </table:table-cell>
          <table:table-cell office:value-type="float" office:value="13.037" calcext:value-type="float">
            <text:p>13,037</text:p>
          </table:table-cell>
          <table:table-cell table:style-name="ce10" office:value-type="float" office:value="11.3055" calcext:value-type="float">
            <text:p>11,3055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1">
          <table:table-cell office:value-type="string" calcext:value-type="string">
            <text:p>FASTJSON : MAP</text:p>
          </table:table-cell>
          <table:table-cell office:value-type="float" office:value="18.2595" calcext:value-type="float">
            <text:p>18,2595</text:p>
          </table:table-cell>
          <table:table-cell table:style-name="ce10" office:value-type="float" office:value="9.5965" calcext:value-type="float">
            <text:p>9,5965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1">
          <table:table-cell office:value-type="string" calcext:value-type="string">
            <text:p>FASTJSON : ARRAY</text:p>
          </table:table-cell>
          <table:table-cell office:value-type="float" office:value="14.522" calcext:value-type="float">
            <text:p>14,522</text:p>
          </table:table-cell>
          <table:table-cell table:style-name="ce10" office:value-type="float" office:value="8.2352" calcext:value-type="float">
            <text:p>8,235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1">
          <table:table-cell office:value-type="string" calcext:value-type="string">
            <text:p>STRINGJSON : MAP</text:p>
          </table:table-cell>
          <table:table-cell office:value-type="float" office:value="17.8897" calcext:value-type="float">
            <text:p>17,8897</text:p>
          </table:table-cell>
          <table:table-cell table:style-name="ce10" office:value-type="float" office:value="8.8097" calcext:value-type="float">
            <text:p>8,8097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1">
          <table:table-cell office:value-type="string" calcext:value-type="string">
            <text:p>STRINGJSON : ARRAY</text:p>
          </table:table-cell>
          <table:table-cell office:value-type="float" office:value="15.5686" calcext:value-type="float">
            <text:p>15,5686</text:p>
          </table:table-cell>
          <table:table-cell table:style-name="ce10" office:value-type="float" office:value="8.1932" calcext:value-type="float">
            <text:p>8,193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1">
          <table:table-cell office:value-type="string" calcext:value-type="string">
            <text:p>CBOR : MAP</text:p>
          </table:table-cell>
          <table:table-cell office:value-type="float" office:value="15.1908" calcext:value-type="float">
            <text:p>15,1908</text:p>
          </table:table-cell>
          <table:table-cell table:style-name="ce10" office:value-type="float" office:value="9.7744" calcext:value-type="float">
            <text:p>9,774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1">
          <table:table-cell office:value-type="string" calcext:value-type="string">
            <text:p>CBOR : ARRAY</text:p>
          </table:table-cell>
          <table:table-cell office:value-type="float" office:value="11.5144" calcext:value-type="float">
            <text:p>11,5144</text:p>
          </table:table-cell>
          <table:table-cell table:style-name="ce10" office:value-type="float" office:value="8.6803" calcext:value-type="float">
            <text:p>8,680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11.4677" calcext:value-type="float">
            <text:p>11,4677</text:p>
          </table:table-cell>
          <table:table-cell table:style-name="ce10" office:value-type="float" office:value="8.202" calcext:value-type="float">
            <text:p>8,20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39"/>
          <table:table-cell table:number-columns-repeated="8"/>
        </table:table-row>
        <table:table-row table:style-name="ro1">
          <table:table-cell office:value-type="string" calcext:value-type="string">
            <text:p>XDR</text:p>
          </table:table-cell>
          <table:table-cell office:value-type="float" office:value="11.1945" calcext:value-type="float">
            <text:p>11,1945</text:p>
          </table:table-cell>
          <table:table-cell table:style-name="ce10" office:value-type="float" office:value="8.4452" calcext:value-type="float">
            <text:p>8,445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8"/>
        </table:table-row>
        <calcext:conditional-formats>
          <calcext:conditional-format calcext:target-range-address="Feuille1.H7:Feuille1.H2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68e76"/>
            </calcext:color-scale>
          </calcext:conditional-format>
          <calcext:conditional-format calcext:target-range-address="Feuille1.L7:Feuille1.L2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8aa97"/>
            </calcext:color-scale>
          </calcext:conditional-format>
          <calcext:conditional-format calcext:target-range-address="Feuille1.D7:Feuille1.D2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37b70"/>
            </calcext:color-scale>
          </calcext:conditional-format>
          <calcext:conditional-format calcext:target-range-address="Feuille1.D32:Feuille1.D50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68e76"/>
            </calcext:color-scale>
          </calcext:conditional-format>
          <calcext:conditional-format calcext:target-range-address="Feuille1.D57:Feuille1.D7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8aa97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0:10:29.082548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08:23:41.837895431</meta:creation-date>
    <dc:date>2020-06-23T10:55:58.107301538</dc:date>
    <meta:editing-duration>PT13H52M32S</meta:editing-duration>
    <meta:editing-cycles>8</meta:editing-cycles>
    <meta:generator>LibreOffice/6.0.7.3$Linux_X86_64 LibreOffice_project/00m0$Build-3</meta:generator>
    <meta:document-statistic meta:table-count="1" meta:cell-count="218" meta:object-count="0"/>
  </office:meta>
</office:document-meta>
</file>